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8000002CF290AB264B9FBC55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808080"/>
    </style:style>
    <style:style style:name="gr1" style:family="graphic" style:parent-style-name="standard">
      <style:graphic-properties svg:stroke-width="0.212cm" draw:marker-start-width="0.521cm" draw:marker-end-width="0.521cm" draw:textarea-vertical-align="middle" fo:padding-top="-0.023cm" fo:padding-bottom="-0.023cm" fo:padding-left="0.102cm" fo:padding-right="0.102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75cm, 0cm, 11.155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19.303cm" svg:height="19.938cm" svg:x="3.048cm" svg:y="2.54cm" svg:viewBox="0 0 19304 19939" draw:points="0,0 19304,0 19304,9652 5588,9652 5588,11430 19304,11430 19304,19939 0,19939 0,19050">
          <text:p/>
        </draw:polygon>
        <draw:frame draw:style-name="gr2" draw:text-style-name="P1" draw:layer="layout" svg:width="19.516cm" svg:height="7.619cm" svg:x="2.942cm" svg:y="8.763cm">
          <draw:image xlink:href="Pictures/10000201000002B8000002CF290AB264B9FBC55F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508cm" svg:stroke-color="#000000" draw:marker-start-width="0.965cm" draw:marker-start-center="false" draw:marker-end-width="0.965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26T23:40:37.209770407</meta:creation-date>
    <dc:date>2022-01-16T16:47:22.460469385</dc:date>
    <meta:editing-duration>PT17M4S</meta:editing-duration>
    <meta:editing-cycles>5</meta:editing-cycles>
    <meta:generator>LibreOffice/6.4.7.2$Linux_X86_64 LibreOffice_project/40$Build-2</meta:generator>
    <meta:document-statistic meta:object-count="2"/>
  </office:meta>
</office:document-meta>
</file>